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0.875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254cm"/>
    </style:style>
    <style:style style:name="co8" style:family="table-column">
      <style:table-column-properties fo:break-before="auto" style:column-width="1.074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0.811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CA</text:p>
          </table:table-cell>
          <table:table-cell/>
          <table:table-cell office:value-type="float" office:value="605">
            <text:p>605</text:p>
          </table:table-cell>
          <table:table-cell/>
          <table:table-cell office:value-type="string">
            <text:p>Q01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001AC</text:p>
          </table:table-cell>
          <table:table-cell office:value-type="float" office:value="605">
            <text:p>605</text:p>
          </table:table-cell>
          <table:table-cell office:value-type="string">
            <text:p>11:4:50</text:p>
          </table:table-cell>
          <table:table-cell office:value-type="string">
            <text:p>Q01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2:3:47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0005AH</text:p>
          </table:table-cell>
          <table:table-cell office:value-type="float" office:value="605">
            <text:p>605</text:p>
          </table:table-cell>
          <table:table-cell office:value-type="string">
            <text:p>11:5:29</text:p>
          </table:table-cell>
          <table:table-cell office:value-type="string">
            <text:p>Q01---</text:p>
          </table:table-cell>
          <table:table-cell office:value-type="string">
            <text:p>[]=2</text:p>
          </table:table-cell>
          <table:table-cell office:value-type="float" office:value="2">
            <text:p>2</text:p>
          </table:table-cell>
          <table:table-cell office:value-type="string">
            <text:p>11:21:51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3:31:38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0013AH</text:p>
          </table:table-cell>
          <table:table-cell office:value-type="float" office:value="605">
            <text:p>605</text:p>
          </table:table-cell>
          <table:table-cell office:value-type="string">
            <text:p>11:10:47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5:20</text:p>
          </table:table-cell>
          <table:table-cell office:value-type="string">
            <text:p>Q02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0028AH</text:p>
          </table:table-cell>
          <table:table-cell office:value-type="float" office:value="605">
            <text:p>605</text:p>
          </table:table-cell>
          <table:table-cell office:value-type="string">
            <text:p>11:4:21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3:11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0034AH</text:p>
          </table:table-cell>
          <table:table-cell office:value-type="float" office:value="605">
            <text:p>605</text:p>
          </table:table-cell>
          <table:table-cell office:value-type="string">
            <text:p>11:5:33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1:33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3:9:36</text:p>
          </table:table-cell>
          <table:table-cell office:value-type="string">
            <text:p>Q03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0047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0048AH</text:p>
          </table:table-cell>
          <table:table-cell office:value-type="float" office:value="605">
            <text:p>605</text:p>
          </table:table-cell>
          <table:table-cell office:value-type="string">
            <text:p>11:6:40</text:p>
          </table:table-cell>
          <table:table-cell office:value-type="string">
            <text:p>Q01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1:21:20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3:11:54</text:p>
          </table:table-cell>
          <table:table-cell office:value-type="string">
            <text:p>Q03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0050AH</text:p>
          </table:table-cell>
          <table:table-cell office:value-type="float" office:value="605">
            <text:p>605</text:p>
          </table:table-cell>
          <table:table-cell office:value-type="string">
            <text:p>11:18:25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3:28</text:p>
          </table:table-cell>
          <table:table-cell office:value-type="string">
            <text:p>Q02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6:10:9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0055AH</text:p>
          </table:table-cell>
          <table:table-cell office:value-type="float" office:value="605">
            <text:p>605</text:p>
          </table:table-cell>
          <table:table-cell office:value-type="string">
            <text:p>11:7:34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4:17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0059AH</text:p>
          </table:table-cell>
          <table:table-cell office:value-type="float" office:value="605">
            <text:p>605</text:p>
          </table:table-cell>
          <table:table-cell office:value-type="string">
            <text:p>11:6:18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1:41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3:21:24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0061AH</text:p>
          </table:table-cell>
          <table:table-cell office:value-type="float" office:value="605">
            <text:p>605</text:p>
          </table:table-cell>
          <table:table-cell office:value-type="string">
            <text:p>11:7:0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4:32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0064AH</text:p>
          </table:table-cell>
          <table:table-cell office:value-type="float" office:value="605">
            <text:p>605</text:p>
          </table:table-cell>
          <table:table-cell office:value-type="string">
            <text:p>11:7:8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0:34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0070AH</text:p>
          </table:table-cell>
          <table:table-cell office:value-type="float" office:value="605">
            <text:p>605</text:p>
          </table:table-cell>
          <table:table-cell office:value-type="string">
            <text:p>11:19:35</text:p>
          </table:table-cell>
          <table:table-cell office:value-type="string">
            <text:p>Q01---２</text:p>
          </table:table-cell>
          <table:table-cell office:value-type="string">
            <text:p>[]= <text:s/>２</text:p>
          </table:table-cell>
          <table:table-cell office:value-type="float" office:value="2">
            <text:p>2</text:p>
          </table:table-cell>
          <table:table-cell office:value-type="string">
            <text:p>11:24:35</text:p>
          </table:table-cell>
          <table:table-cell office:value-type="string">
            <text:p>Q02---1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3:35:1</text:p>
          </table:table-cell>
          <table:table-cell office:value-type="string">
            <text:p>Q03---いいえ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0084AH</text:p>
          </table:table-cell>
          <table:table-cell office:value-type="float" office:value="605">
            <text:p>605</text:p>
          </table:table-cell>
          <table:table-cell office:value-type="string">
            <text:p>11:3:42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19:59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6:1:23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0085AH</text:p>
          </table:table-cell>
          <table:table-cell office:value-type="float" office:value="605">
            <text:p>605</text:p>
          </table:table-cell>
          <table:table-cell office:value-type="string">
            <text:p>11:5:29</text:p>
          </table:table-cell>
          <table:table-cell office:value-type="string">
            <text:p>Q01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2:22:9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7:16:28</text:p>
          </table:table-cell>
          <table:table-cell office:value-type="string">
            <text:p>Q03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0086AH</text:p>
          </table:table-cell>
          <table:table-cell office:value-type="float" office:value="605">
            <text:p>605</text:p>
          </table:table-cell>
          <table:table-cell office:value-type="string">
            <text:p>11:5:13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0:21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office:value-type="string">
            <text:p>13:33:14</text:p>
          </table:table-cell>
          <table:table-cell office:value-type="string">
            <text:p>Q03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0088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0089AH</text:p>
          </table:table-cell>
          <table:table-cell office:value-type="float" office:value="605">
            <text:p>605</text:p>
          </table:table-cell>
          <table:table-cell office:value-type="string">
            <text:p>11:5:7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19:53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19]+[.K19]+[.O19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0090AH</text:p>
          </table:table-cell>
          <table:table-cell office:value-type="float" office:value="605">
            <text:p>605</text:p>
          </table:table-cell>
          <table:table-cell office:value-type="string">
            <text:p>11:8:56</text:p>
          </table:table-cell>
          <table:table-cell office:value-type="string">
            <text:p>Q01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0]+[.K20]+[.O20]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0091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1]+[.K21]+[.O2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0092AH</text:p>
          </table:table-cell>
          <table:table-cell office:value-type="float" office:value="605">
            <text:p>605</text:p>
          </table:table-cell>
          <table:table-cell office:value-type="string">
            <text:p>11:3:9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19:46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2]+[.K22]+[.O22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0098AH</text:p>
          </table:table-cell>
          <table:table-cell office:value-type="float" office:value="605">
            <text:p>605</text:p>
          </table:table-cell>
          <table:table-cell office:value-type="string">
            <text:p>11:15:59</text:p>
          </table:table-cell>
          <table:table-cell office:value-type="string">
            <text:p>Q01---できない</text:p>
          </table:table-cell>
          <table:table-cell office:value-type="string">
            <text:p>[]=</text:p>
          </table:table-cell>
          <table:table-cell office:value-type="float" office:value="2">
            <text:p>2</text:p>
          </table:table-cell>
          <table:table-cell office:value-type="string">
            <text:p>11:27:15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3]+[.K23]+[.O23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0099AH</text:p>
          </table:table-cell>
          <table:table-cell office:value-type="float" office:value="605">
            <text:p>605</text:p>
          </table:table-cell>
          <table:table-cell office:value-type="string">
            <text:p>11:6:18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4:42</text:p>
          </table:table-cell>
          <table:table-cell office:value-type="string">
            <text:p>Q02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2:54:22</text:p>
          </table:table-cell>
          <table:table-cell office:value-type="string">
            <text:p>Q03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table:formula="of:=[.G24]+[.K24]+[.O24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0102AH</text:p>
          </table:table-cell>
          <table:table-cell office:value-type="float" office:value="605">
            <text:p>605</text:p>
          </table:table-cell>
          <table:table-cell office:value-type="string">
            <text:p>11:7:18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44:17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5]+[.K25]+[.O25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1003AH</text:p>
          </table:table-cell>
          <table:table-cell office:value-type="float" office:value="605">
            <text:p>605</text:p>
          </table:table-cell>
          <table:table-cell office:value-type="string">
            <text:p>11:12:12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30:29</text:p>
          </table:table-cell>
          <table:table-cell office:value-type="string">
            <text:p>Q02---</text:p>
          </table:table-cell>
          <table:table-cell office:value-type="string">
            <text:p>[]=1</text:p>
          </table:table-cell>
          <table:table-cell office:value-type="float" office:value="2">
            <text:p>2</text:p>
          </table:table-cell>
          <table:table-cell office:value-type="string">
            <text:p>23:47:39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/>
          <table:table-cell table:formula="of:=[.G26]+[.K26]+[.O26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3002MH</text:p>
          </table:table-cell>
          <table:table-cell office:value-type="float" office:value="605">
            <text:p>605</text:p>
          </table:table-cell>
          <table:table-cell office:value-type="string">
            <text:p>11:6:5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6:40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7]+[.K27]+[.O27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1006AH</text:p>
          </table:table-cell>
          <table:table-cell office:value-type="float" office:value="605">
            <text:p>605</text:p>
          </table:table-cell>
          <table:table-cell office:value-type="string">
            <text:p>11:25:20</text:p>
          </table:table-cell>
          <table:table-cell office:value-type="string">
            <text:p>Q01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8]+[.K28]+[.O28]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1054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9]+[.K29]+[.O2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1100AH</text:p>
          </table:table-cell>
          <table:table-cell office:value-type="float" office:value="605">
            <text:p>605</text:p>
          </table:table-cell>
          <table:table-cell office:value-type="string">
            <text:p>11:6:39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19:44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0]+[.K30]+[.O30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0029BN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1]+[.K31]+[.O3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1004BN</text:p>
          </table:table-cell>
          <table:table-cell office:value-type="float" office:value="605">
            <text:p>605</text:p>
          </table:table-cell>
          <table:table-cell office:value-type="string">
            <text:p>11:5:21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0:50</text:p>
          </table:table-cell>
          <table:table-cell office:value-type="string">
            <text:p>Q02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2]+[.K32]+[.O32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1061BN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office:value-type="string">
            <text:p>11:29:42</text:p>
          </table:table-cell>
          <table:table-cell office:value-type="string">
            <text:p>Q02---</text:p>
          </table:table-cell>
          <table:table-cell office:value-type="string">
            <text:p>[]=１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3]+[.K33]+[.O33]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0044BV</text:p>
          </table:table-cell>
          <table:table-cell office:value-type="float" office:value="605">
            <text:p>605</text:p>
          </table:table-cell>
          <table:table-cell office:value-type="string">
            <text:p>14:45:2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 office:value-type="string">
            <text:p>14:44:20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/>
          <table:table-cell table:formula="of:=[.G34]+[.K34]+[.O34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107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5]+[.K35]+[.O3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304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6]+[.K36]+[.O3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3072MF</text:p>
          </table:table-cell>
          <table:table-cell office:value-type="float" office:value="605">
            <text:p>605</text:p>
          </table:table-cell>
          <table:table-cell office:value-type="string">
            <text:p>11:7:7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0:7</text:p>
          </table:table-cell>
          <table:table-cell office:value-type="string">
            <text:p>Q02---</text:p>
          </table:table-cell>
          <table:table-cell office:value-type="string">
            <text:p>[]= <text:s/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7]+[.K37]+[.O37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string">
            <text:p>3118MF</text:p>
          </table:table-cell>
          <table:table-cell office:value-type="float" office:value="605">
            <text:p>605</text:p>
          </table:table-cell>
          <table:table-cell office:value-type="string">
            <text:p>11:6:8</text:p>
          </table:table-cell>
          <table:table-cell office:value-type="string">
            <text:p>Q01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1:20:49</text:p>
          </table:table-cell>
          <table:table-cell office:value-type="string">
            <text:p>Q02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 office:value-type="string">
            <text:p>12:54:16</text:p>
          </table:table-cell>
          <table:table-cell office:value-type="string">
            <text:p>Q03---</text:p>
          </table:table-cell>
          <table:table-cell office:value-type="string">
            <text:p>[]= <text:s/>2</text:p>
          </table:table-cell>
          <table:table-cell office:value-type="float" office:value="2">
            <text:p>2</text:p>
          </table:table-cell>
          <table:table-cell/>
          <table:table-cell table:formula="of:=[.G38]+[.K38]+[.O38]" office:value-type="float" office:value="6">
            <text:p>6</text:p>
          </table:table-cell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Arial Unicode MS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4">2024/08/04</text:date>, <text:time>16:3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akato Setsuo</dc:creator>
    <dc:date>2024-08-04T16:35:35</dc:date>
    <meta:editing-cycles>33</meta:editing-cycles>
    <meta:editing-duration>PT1H13M34S</meta:editing-duration>
    <meta:generator>OpenOffice/4.1.15$Unix OpenOffice.org_project/4115m2$Build-9813</meta:generator>
    <meta:document-statistic meta:table-count="1" meta:cell-count="536" meta:object-count="0"/>
  </office:meta>
</office:document-meta>
</file>